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104in" table:align="left"/>
    </style:style>
    <style:style style:name="Table1.A" style:family="table-column">
      <style:table-column-properties style:column-width="1.3167in"/>
    </style:style>
    <style:style style:name="Table1.B" style:family="table-column">
      <style:table-column-properties style:column-width="4.5938in"/>
    </style:style>
    <style:style style:name="Table1.A1" style:family="table-cell">
      <style:table-cell-properties style:vertical-align="middle" fo:padding="0.0194in" fo:border="none"/>
    </style:style>
    <style:style style:name="P1" style:family="paragraph" style:parent-style-name="Text_20_body">
      <style:text-properties fo:color="#000000" fo:background-color="#ffffff" fo:padding="0in" fo:border="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3.5in" svg:height="2.9165in" draw:z-index="1">
        <draw:floating-frame draw:frame-name="aswift_1"/>
      </draw:frame>
      <text:p text:style-name="Standard"/>
      <table:table table:name="Table1" table:style-name="Table1">
        <table:table-column table:style-name="Table1.A"/>
        <table:table-column table:style-name="Table1.B"/>
        <table:table-row>
          <table:table-cell table:style-name="Table1.A1" office:value-type="string">
            <text:p text:style-name="Table_20_Contents">Alt + F</text:p>
          </table:table-cell>
          <table:table-cell table:style-name="Table1.A1" office:value-type="string">
            <text:p text:style-name="Table_20_Contents">File menu options in current program.</text:p>
          </table:table-cell>
        </table:table-row>
        <table:table-row>
          <table:table-cell table:style-name="Table1.A1" office:value-type="string">
            <text:p text:style-name="Table_20_Contents">Alt + E</text:p>
          </table:table-cell>
          <table:table-cell table:style-name="Table1.A1" office:value-type="string">
            <text:p text:style-name="Table_20_Contents">Edit options in current program</text:p>
          </table:table-cell>
        </table:table-row>
        <table:table-row>
          <table:table-cell table:style-name="Table1.A1" office:value-type="string">
            <text:p text:style-name="Table_20_Contents">Alt + Tab</text:p>
          </table:table-cell>
          <table:table-cell table:style-name="Table1.A1" office:value-type="string">
            <text:p text:style-name="Table_20_Contents">Switch between open programs</text:p>
          </table:table-cell>
        </table:table-row>
        <table:table-row>
          <table:table-cell table:style-name="Table1.A1" office:value-type="string">
            <text:p text:style-name="Table_20_Contents">F1</text:p>
          </table:table-cell>
          <table:table-cell table:style-name="Table1.A1" office:value-type="string">
            <text:p text:style-name="Table_20_Contents">Universal Help in almost every Windows program.</text:p>
          </table:table-cell>
        </table:table-row>
        <table:table-row>
          <table:table-cell table:style-name="Table1.A1" office:value-type="string">
            <text:p text:style-name="Table_20_Contents">F2</text:p>
          </table:table-cell>
          <table:table-cell table:style-name="Table1.A1" office:value-type="string">
            <text:p text:style-name="Table_20_Contents">Rename a selected file</text:p>
          </table:table-cell>
        </table:table-row>
        <table:table-row>
          <table:table-cell table:style-name="Table1.A1" office:value-type="string">
            <text:p text:style-name="Table_20_Contents">F5</text:p>
          </table:table-cell>
          <table:table-cell table:style-name="Table1.A1" office:value-type="string">
            <text:p text:style-name="Table_20_Contents">Refresh the current program window</text:p>
          </table:table-cell>
        </table:table-row>
        <table:table-row>
          <table:table-cell table:style-name="Table1.A1" office:value-type="string">
            <text:p text:style-name="Table_20_Contents">Ctrl + N</text:p>
          </table:table-cell>
          <table:table-cell table:style-name="Table1.A1" office:value-type="string">
            <text:p text:style-name="Table_20_Contents">Create a new, blank document in some software programs</text:p>
          </table:table-cell>
        </table:table-row>
        <table:table-row>
          <table:table-cell table:style-name="Table1.A1" office:value-type="string">
            <text:p text:style-name="Table_20_Contents">Ctrl + O</text:p>
          </table:table-cell>
          <table:table-cell table:style-name="Table1.A1" office:value-type="string">
            <text:p text:style-name="Table_20_Contents">Open a file in current software program</text:p>
          </table:table-cell>
        </table:table-row>
        <table:table-row>
          <table:table-cell table:style-name="Table1.A1" office:value-type="string">
            <text:p text:style-name="Table_20_Contents">Ctrl + A</text:p>
          </table:table-cell>
          <table:table-cell table:style-name="Table1.A1" office:value-type="string">
            <text:p text:style-name="Table_20_Contents">Select all text.</text:p>
          </table:table-cell>
        </table:table-row>
        <table:table-row>
          <table:table-cell table:style-name="Table1.A1" office:value-type="string">
            <text:p text:style-name="Table_20_Contents">Ctrl + B</text:p>
          </table:table-cell>
          <table:table-cell table:style-name="Table1.A1" office:value-type="string">
            <text:p text:style-name="Table_20_Contents">Change selected text to be Bold</text:p>
          </table:table-cell>
        </table:table-row>
        <table:table-row>
          <table:table-cell table:style-name="Table1.A1" office:value-type="string">
            <text:p text:style-name="Table_20_Contents">Ctrl + I</text:p>
          </table:table-cell>
          <table:table-cell table:style-name="Table1.A1" office:value-type="string">
            <text:p text:style-name="Table_20_Contents">Change selected text to be in Italics</text:p>
          </table:table-cell>
        </table:table-row>
        <table:table-row>
          <table:table-cell table:style-name="Table1.A1" office:value-type="string">
            <text:p text:style-name="Table_20_Contents">Ctrl + U</text:p>
          </table:table-cell>
          <table:table-cell table:style-name="Table1.A1" office:value-type="string">
            <text:p text:style-name="Table_20_Contents">Change selected text to be Underlined</text:p>
          </table:table-cell>
        </table:table-row>
        <table:table-row>
          <table:table-cell table:style-name="Table1.A1" office:value-type="string">
            <text:p text:style-name="Table_20_Contents">Ctrl + F</text:p>
          </table:table-cell>
          <table:table-cell table:style-name="Table1.A1" office:value-type="string">
            <text:p text:style-name="Table_20_Contents">Open find window for current document or window./ Search.</text:p>
          </table:table-cell>
        </table:table-row>
        <table:table-row>
          <table:table-cell table:style-name="Table1.A1" office:value-type="string">
            <text:p text:style-name="Table_20_Contents">Ctrl + S</text:p>
          </table:table-cell>
          <table:table-cell table:style-name="Table1.A1" office:value-type="string">
            <text:p text:style-name="Table_20_Contents">Save current document file.</text:p>
          </table:table-cell>
        </table:table-row>
        <table:table-row>
          <table:table-cell table:style-name="Table1.A1" office:value-type="string">
            <text:p text:style-name="Table_20_Contents">Ctrl + X</text:p>
          </table:table-cell>
          <table:table-cell table:style-name="Table1.A1" office:value-type="string">
            <text:p text:style-name="Table_20_Contents">Cut selected item.</text:p>
          </table:table-cell>
        </table:table-row>
        <table:table-row>
          <table:table-cell table:style-name="Table1.A1" office:value-type="string">
            <text:p text:style-name="Table_20_Contents">Shift + Del</text:p>
          </table:table-cell>
          <table:table-cell table:style-name="Table1.A1" office:value-type="string">
            <text:p text:style-name="Table_20_Contents">Cut selected item.</text:p>
          </table:table-cell>
        </table:table-row>
        <table:table-row>
          <table:table-cell table:style-name="Table1.A1" office:value-type="string">
            <text:p text:style-name="Table_20_Contents">Ctrl + C</text:p>
          </table:table-cell>
          <table:table-cell table:style-name="Table1.A1" office:value-type="string">
            <text:p text:style-name="Table_20_Contents">Copy selected item.</text:p>
          </table:table-cell>
        </table:table-row>
        <table:table-row>
          <table:table-cell table:style-name="Table1.A1" office:value-type="string">
            <text:p text:style-name="Table_20_Contents">Ctrl + Ins</text:p>
          </table:table-cell>
          <table:table-cell table:style-name="Table1.A1" office:value-type="string">
            <text:p text:style-name="Table_20_Contents">Copy selected item</text:p>
          </table:table-cell>
        </table:table-row>
        <table:table-row>
          <table:table-cell table:style-name="Table1.A1" office:value-type="string">
            <text:p text:style-name="Table_20_Contents">Ctrl + V</text:p>
          </table:table-cell>
          <table:table-cell table:style-name="Table1.A1" office:value-type="string">
            <text:p text:style-name="Table_20_Contents">Paste</text:p>
          </table:table-cell>
        </table:table-row>
        <table:table-row>
          <table:table-cell table:style-name="Table1.A1" office:value-type="string">
            <text:p text:style-name="Table_20_Contents">Shift + Ins</text:p>
          </table:table-cell>
          <table:table-cell table:style-name="Table1.A1" office:value-type="string">
            <text:p text:style-name="Table_20_Contents">Paste</text:p>
          </table:table-cell>
        </table:table-row>
        <table:table-row>
          <table:table-cell table:style-name="Table1.A1" office:value-type="string">
            <text:p text:style-name="Table_20_Contents">Ctrl + K</text:p>
          </table:table-cell>
          <table:table-cell table:style-name="Table1.A1" office:value-type="string">
            <text:p text:style-name="Table_20_Contents">Insert hyperlink for selected text</text:p>
          </table:table-cell>
        </table:table-row>
        <table:table-row>
          <table:table-cell table:style-name="Table1.A1" office:value-type="string">
            <text:p text:style-name="Table_20_Contents">Ctrl + P</text:p>
          </table:table-cell>
          <table:table-cell table:style-name="Table1.A1" office:value-type="string">
            <text:p text:style-name="Table_20_Contents">Print the current page or document.</text:p>
          </table:table-cell>
        </table:table-row>
        <table:table-row>
          <table:table-cell table:style-name="Table1.A1" office:value-type="string">
            <text:p text:style-name="Table_20_Contents">Home</text:p>
          </table:table-cell>
          <table:table-cell table:style-name="Table1.A1" office:value-type="string">
            <text:p text:style-name="Table_20_Contents">Goes to beginning of current line.</text:p>
          </table:table-cell>
        </table:table-row>
        <table:table-row>
          <table:table-cell table:style-name="Table1.A1" office:value-type="string">
            <text:p text:style-name="Table_20_Contents">Ctrl + Home</text:p>
          </table:table-cell>
          <table:table-cell table:style-name="Table1.A1" office:value-type="string">
            <text:p text:style-name="Table_20_Contents">Goes to beginning of document.</text:p>
          </table:table-cell>
        </table:table-row>
        <table:table-row>
          <table:table-cell table:style-name="Table1.A1" office:value-type="string">
            <text:p text:style-name="Table_20_Contents">End</text:p>
          </table:table-cell>
          <table:table-cell table:style-name="Table1.A1" office:value-type="string">
            <text:p text:style-name="Table_20_Contents">Goes to end of current line.</text:p>
          </table:table-cell>
        </table:table-row>
        <table:table-row>
          <table:table-cell table:style-name="Table1.A1" office:value-type="string">
            <text:p text:style-name="Table_20_Contents">Ctrl + End</text:p>
          </table:table-cell>
          <table:table-cell table:style-name="Table1.A1" office:value-type="string">
            <text:p text:style-name="Table_20_Contents">Goes to end of document.</text:p>
          </table:table-cell>
        </table:table-row>
        <table:table-row>
          <table:table-cell table:style-name="Table1.A1" office:value-type="string">
            <text:p text:style-name="Table_20_Contents">Shift + Home</text:p>
          </table:table-cell>
          <table:table-cell table:style-name="Table1.A1" office:value-type="string">
            <text:p text:style-name="Table_20_Contents">Highlights from current position to beginning of line.</text:p>
          </table:table-cell>
        </table:table-row>
        <table:table-row>
          <table:table-cell table:style-name="Table1.A1" office:value-type="string">
            <text:p text:style-name="Table_20_Contents">Shift + End</text:p>
          </table:table-cell>
          <table:table-cell table:style-name="Table1.A1" office:value-type="string">
            <text:p text:style-name="Table_20_Contents">Highlights from current position to end of line.</text:p>
          </table:table-cell>
        </table:table-row>
        <table:table-row>
          <table:table-cell table:style-name="Table1.A1" office:value-type="string">
            <text:p text:style-name="Table_20_Contents">Ctrl + Left arrow</text:p>
          </table:table-cell>
          <table:table-cell table:style-name="Table1.A1" office:value-type="string">
            <text:p text:style-name="Table_20_Contents">Moves one word to the left at a time.</text:p>
          </table:table-cell>
        </table:table-row>
        <table:table-row>
          <table:table-cell table:style-name="Table1.A1" office:value-type="string">
            <text:p text:style-name="Table_20_Contents">Ctrl + Right arrow</text:p>
          </table:table-cell>
          <table:table-cell table:style-name="Table1.A1" office:value-type="string">
            <text:p text:style-name="Table_20_Contents">Moves one word to the right at a time.</text:p>
          </table:table-cell>
        </table:table-row>
        <table:table-row>
          <table:table-cell table:style-name="Table1.A1" office:value-type="string">
            <text:p text:style-name="Table_20_Contents">Ctrl + Esc</text:p>
          </table:table-cell>
          <table:table-cell table:style-name="Table1.A1" office:value-type="string">
            <text:p text:style-name="Table_20_Contents">Opens the START menu</text:p>
          </table:table-cell>
        </table:table-row>
        <table:table-row>
          <table:table-cell table:style-name="Table1.A1" office:value-type="string">
            <text:p text:style-name="Table_20_Contents">Ctrl + Shift + Esc</text:p>
          </table:table-cell>
          <table:table-cell table:style-name="Table1.A1" office:value-type="string">
            <text:p text:style-name="Table_20_Contents">Opens Windows Task Manager</text:p>
          </table:table-cell>
        </table:table-row>
        <table:table-row>
          <table:table-cell table:style-name="Table1.A1" office:value-type="string">
            <text:p text:style-name="Table_20_Contents">Alt + F4</text:p>
          </table:table-cell>
          <table:table-cell table:style-name="Table1.A1" office:value-type="string">
            <text:p text:style-name="Table_20_Contents">Close the currently active program</text:p>
          </table:table-cell>
        </table:table-row>
        <table:table-row>
          <table:table-cell table:style-name="Table1.A1" office:value-type="string">
            <text:p text:style-name="Table_20_Contents">Alt + Enter</text:p>
          </table:table-cell>
          <table:table-cell table:style-name="Table1.A1" office:value-type="string">
            <text:p text:style-name="Table_20_Contents">Open the Properties for the selected item (file, folder, shortcut, etc.)</text:p>
          </table:table-cell>
        </table:table-row>
      </table:table>
      <text:p text:style-name="Standard"/>
      <text:p text:style-name="Standard"/>
      <text:h text:style-name="Heading_20_2" text:outline-level="2"><text:bookmark text:name="aswift_1_expand"/><text:bookmark text:name="aswift_1_anchor"/>Useful Windows Command Prompt Tricks</text:h>
      <text:p text:style-name="Text_20_body">1. <text:span text:style-name="Strong_20_Emphasis">Command History</text:span></text:p>
      <text:p text:style-name="Text_20_body"><text:soft-page-break/>Using this command, you can track down your command history. This will turn out to be useful when you are trying to look for some command that you’ve used in the past, but can’t remember.</text:p>
      <text:p text:style-name="P1">doskey /history</text:p>
      <text:p text:style-name="Text_20_body">2. <text:span text:style-name="Strong_20_Emphasis">Run multiple commands</text:span></text:p>
      <text:p text:style-name="Text_20_body">If you are feeling the need to run two commands after another, you can do so easily. You just need to put “&amp;&amp;” between each command and save some time. For example, here’s how to run ipconfig and paint</text:p>
      <text:p text:style-name="P1">ipconfig &amp;&amp; dir</text:p>
      <text:p text:style-name="Text_20_body">3. <text:span text:style-name="Strong_20_Emphasis">Use Function keys and become a pro user</text:span></text:p>
      <text:p text:style-name="Text_20_body">Few people know about the killer usage of the function keys in Windows Command Prompt. Here’s the list:</text:p>
      <text:p text:style-name="Text_20_body"><draw:a xlink:type="simple" xlink:href="http://fossbytes.com/wp-content/uploads/2016/09/command-prompt-function-keys.jpg"><draw:frame draw:style-name="fr1" draw:name="Image1" text:anchor-type="as-char" svg:width="8.7083in" svg:height="6.0102in" draw:z-index="0"><draw:image xlink:href="http://fossbytes.com/wp-content/uploads/2016/09/command-prompt-function-keys.jpg" xlink:type="simple" xlink:show="embed" xlink:actuate="onLoad"/><svg:title>command-prompt-function-keys</svg:title></draw:frame></draw:a></text:p>
      <text:p text:style-name="Text_20_body"><text:soft-page-break/>4. <text:span text:style-name="Strong_20_Emphasis">See PC driver list</text:span></text:p>
      <text:p text:style-name="Text_20_body">Using a simple command, you can see all the drives installed on your computer. All you need to do is run driverquery command and you’ll be seeing a list of all the drivers along with their name, type, and other information.</text:p>
      <text:p text:style-name="P1">driverquery</text:p>
      <text:p text:style-name="Text_20_body">5. <text:span text:style-name="Strong_20_Emphasis">Send an output to clipboard</text:span></text:p>
      <text:p text:style-name="Text_20_body">Very often you might have felt the need to save the output of a command? Usually, people use copy and paste. However, using a simple command, you can send the command’s output to the clipboard. Here’s how to send the ipconfig information:</text:p>
      <text:p text:style-name="P1">ipconfig | clip</text:p>
      <text:p text:style-name="Text_20_body">6. <text:span text:style-name="Strong_20_Emphasis">Abort a command</text:span></text:p>
      <text:p text:style-name="Text_20_body">What if you have press enter and you need to stop a command in its tracks? To do it, you need to do a Ctrl+C. However, it isn’t a magic trick that can undo an undoable thing.</text:p>
      <text:p text:style-name="Text_20_body">7. <text:span text:style-name="Strong_20_Emphasis">Make your Command Prompt colorful</text:span></text:p>
      <text:p text:style-name="Text_20_body">You can change the color of your Command Prompt to make it look colorful. Use can perform this easy change by right-clicking at the top corners of the Command Prompt and select Properties. There, find the Colors tab and look for the options to change the background and text color.</text:p>
      <text:p text:style-name="Text_20_body">8. <text:span text:style-name="Strong_20_Emphasis">Create Wi-Fi hotspot right from the command prompt</text:span></text:p>
      <text:p text:style-name="Text_20_body">Before opening the Command Prompt to execute the commands needed for this, you need to open Control Panel and find Change adapter settings in the Network and Sharing option. There, click on the connection you are using and click on Properties. Now find the sharing tab and check the option “Allow other network users to connect through this computer’s internet connection”.</text:p>
      <text:p text:style-name="Text_20_body">Now open the Command Prompt with administrative privileges and enter the following command:</text:p>
      <text:p text:style-name="P1">netsh wlan set hostednetwork mode=allow ssid=Youthotspotname key=yourpassword</text:p>
      <text:p text:style-name="Text_20_body">After it’s enabled, enter the following command to start the Wi-Fi hotspot</text:p>
      <text:p text:style-name="P1">netsh wlan start hostednetwork </text:p>
      <text:p text:style-name="Text_20_body">To stop it, simply enter this command:</text:p>
      <text:p text:style-name="P1">netsh wlan stop hostednetwork“.</text:p>
      <text:p text:style-name="Text_20_body">9.<text:span text:style-name="Strong_20_Emphasis"> Scan system files for problems</text:span></text:p>
      <text:p text:style-name="Text_20_body">The sfc /scannow command runs a system file checker tool that scans Windows system files and looks for problems. If some files are missing or corrupted, this command fixes them.</text:p>
      <text:p text:style-name="P1">sfc /scannow</text:p>
      <text:p text:style-name="Text_20_body"><text:soft-page-break/>We have already covered many useful Command Prompt tricks and tweaks in our previous articles. You can read about them and learn how to execute by clicking on the links be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8:14:16.460692560</meta:creation-date>
    <dc:date>2017-01-17T08:48:25.895881768</dc:date>
    <meta:editing-duration>P0D</meta:editing-duration>
    <meta:editing-cycles>2</meta:editing-cycles>
    <meta:generator>LibreOffice/4.2.8.2$Linux_X86_64 LibreOffice_project/420m0$Build-2</meta:generator>
    <meta:document-statistic meta:table-count="1" meta:image-count="1" meta:object-count="1" meta:page-count="4" meta:paragraph-count="100" meta:word-count="782" meta:character-count="4245" meta:non-whitespace-character-count="3561"/>
  </office:meta>
</office:document-meta>
</file>